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_20__28_user_29_">
      <style:text-properties officeooo:paragraph-rsid="001e3738"/>
    </style:style>
    <style:style style:name="P2" style:family="paragraph" style:parent-style-name="Heading_20_2">
      <style:text-properties style:font-name="Times New Roman" officeooo:paragraph-rsid="00255dab"/>
    </style:style>
    <style:style style:name="P3" style:family="paragraph" style:parent-style-name="Heading_20_2">
      <style:text-properties style:font-name="Times New Roman" officeooo:rsid="002e6596" officeooo:paragraph-rsid="002e6596"/>
    </style:style>
    <style:style style:name="P4" style:family="paragraph" style:parent-style-name="Heading_20_2">
      <style:text-properties style:font-name="Times New Roman" officeooo:rsid="002ea693" officeooo:paragraph-rsid="002ea693"/>
    </style:style>
    <style:style style:name="P5" style:family="paragraph" style:parent-style-name="Heading_20_2">
      <style:text-properties style:font-name="Times New Roman" officeooo:rsid="00316872" officeooo:paragraph-rsid="00316872"/>
    </style:style>
    <style:style style:name="P6" style:family="paragraph" style:parent-style-name="Heading_20_2">
      <style:text-properties style:font-name="Times New Roman" officeooo:rsid="00370bf9" officeooo:paragraph-rsid="00370bf9"/>
    </style:style>
    <style:style style:name="P7" style:family="paragraph" style:parent-style-name="Heading_20_1">
      <style:text-properties style:font-name="Times New Roman"/>
    </style:style>
    <style:style style:name="P8" style:family="paragraph" style:parent-style-name="Heading_20_1">
      <style:text-properties style:font-name="Times New Roman" fo:font-weight="bold" officeooo:rsid="001fe446" officeooo:paragraph-rsid="001fe446" style:font-weight-asian="bold" style:font-weight-complex="bold"/>
    </style:style>
    <style:style style:name="P9" style:family="paragraph" style:parent-style-name="Heading_20_1">
      <style:text-properties style:font-name="Times New Roman" officeooo:paragraph-rsid="001e3738"/>
    </style:style>
    <style:style style:name="P10" style:family="paragraph" style:parent-style-name="Heading_20_1">
      <style:text-properties style:font-name="Times New Roman" officeooo:rsid="00241088" officeooo:paragraph-rsid="00241088"/>
    </style:style>
    <style:style style:name="P11" style:family="paragraph" style:parent-style-name="Text_20_body_20__28_user_29_">
      <style:text-properties style:font-name="Times New Roman" officeooo:paragraph-rsid="00255dab"/>
    </style:style>
    <style:style style:name="P12" style:family="paragraph" style:parent-style-name="Text_20_body_20__28_user_29_" style:list-style-name="WWNum1">
      <style:text-properties style:font-name="Times New Roman" officeooo:paragraph-rsid="00255dab"/>
    </style:style>
    <style:style style:name="P13" style:family="paragraph" style:parent-style-name="Text_20_body_20__28_user_29_" style:list-style-name="WWNum1">
      <style:text-properties style:font-name="Times New Roman" fo:font-weight="normal" officeooo:rsid="001fe446" officeooo:paragraph-rsid="00255dab" style:font-weight-asian="normal" style:font-weight-complex="normal"/>
    </style:style>
    <style:style style:name="P14" style:family="paragraph" style:parent-style-name="Text_20_body_20__28_user_29_">
      <style:text-properties style:font-name="Times New Roman" officeooo:paragraph-rsid="001e3738"/>
    </style:style>
    <style:style style:name="P15" style:family="paragraph" style:parent-style-name="Text_20_body_20__28_user_29_">
      <style:text-properties style:font-name="Times New Roman" officeooo:rsid="0026b1f7" officeooo:paragraph-rsid="0026b1f7"/>
    </style:style>
    <style:style style:name="P16" style:family="paragraph" style:parent-style-name="Text_20_body_20__28_user_29_">
      <style:text-properties style:font-name="Times New Roman" officeooo:rsid="002aadfe" officeooo:paragraph-rsid="002aadfe"/>
    </style:style>
    <style:style style:name="P17" style:family="paragraph" style:parent-style-name="Text_20_body_20__28_user_29_">
      <style:text-properties style:font-name="Times New Roman" officeooo:rsid="002e6596" officeooo:paragraph-rsid="002e6596"/>
    </style:style>
    <style:style style:name="P18" style:family="paragraph" style:parent-style-name="Text_20_body_20__28_user_29_">
      <style:text-properties style:font-name="Times New Roman" officeooo:rsid="002ea693" officeooo:paragraph-rsid="002ea693"/>
    </style:style>
    <style:style style:name="P19" style:family="paragraph" style:parent-style-name="Text_20_body_20__28_user_29_">
      <style:text-properties style:font-name="Times New Roman" officeooo:rsid="00308681" officeooo:paragraph-rsid="00308681"/>
    </style:style>
    <style:style style:name="P20" style:family="paragraph" style:parent-style-name="Text_20_body_20__28_user_29_">
      <style:text-properties style:font-name="Times New Roman" officeooo:rsid="00316872" officeooo:paragraph-rsid="00316872"/>
    </style:style>
    <style:style style:name="P21" style:family="paragraph" style:parent-style-name="Text_20_body_20__28_user_29_">
      <style:text-properties style:font-name="Times New Roman" officeooo:rsid="0032dc33" officeooo:paragraph-rsid="0032dc33"/>
    </style:style>
    <style:style style:name="P22" style:family="paragraph" style:parent-style-name="Text_20_body_20__28_user_29_">
      <style:text-properties style:font-name="Times New Roman" officeooo:rsid="00358a7c" officeooo:paragraph-rsid="00358a7c"/>
    </style:style>
    <style:style style:name="P23" style:family="paragraph" style:parent-style-name="Text_20_body_20__28_user_29_">
      <style:text-properties style:font-name="Times New Roman" officeooo:rsid="0037e4fa" officeooo:paragraph-rsid="0037e4fa"/>
    </style:style>
    <style:style style:name="P24" style:family="paragraph" style:parent-style-name="Text_20_body_20__28_user_29_">
      <style:text-properties style:font-name="Times New Roman" officeooo:rsid="003a3426" officeooo:paragraph-rsid="003a3426"/>
    </style:style>
    <style:style style:name="P25" style:family="paragraph" style:parent-style-name="Text_20_body_20__28_user_29_">
      <style:text-properties style:font-name="Times New Roman" officeooo:rsid="003b7380" officeooo:paragraph-rsid="003b7380"/>
    </style:style>
    <style:style style:name="P26" style:family="paragraph" style:parent-style-name="Text_20_body_20__28_user_29_">
      <style:text-properties style:font-name="Times New Roman" officeooo:rsid="003e7742" officeooo:paragraph-rsid="003e7742"/>
    </style:style>
    <style:style style:name="P27" style:family="paragraph" style:parent-style-name="Text_20_body_20__28_user_29_">
      <style:text-properties style:font-name="Times New Roman" officeooo:rsid="0045c7cd" officeooo:paragraph-rsid="0045c7cd"/>
    </style:style>
    <style:style style:name="P28" style:family="paragraph" style:parent-style-name="Text_20_body_20__28_user_29_">
      <style:paragraph-properties fo:margin-top="0cm" fo:margin-bottom="0.247cm" loext:contextual-spacing="false" fo:line-height="115%"/>
      <style:text-properties officeooo:paragraph-rsid="001e3738"/>
    </style:style>
    <style:style style:name="P29" style:family="paragraph" style:parent-style-name="Text_20_body_20__28_user_29_">
      <style:paragraph-properties fo:margin-top="0cm" fo:margin-bottom="0.247cm" loext:contextual-spacing="false" fo:line-height="115%"/>
      <style:text-properties officeooo:paragraph-rsid="003b7380"/>
    </style:style>
    <style:style style:name="P30" style:family="paragraph" style:parent-style-name="Text_20_body_20__28_user_29_">
      <style:paragraph-properties fo:margin-top="0cm" fo:margin-bottom="0.247cm" loext:contextual-spacing="false" fo:line-height="115%" style:writing-mode="lr-tb"/>
      <style:text-properties officeooo:paragraph-rsid="003e7742"/>
    </style:style>
    <style:style style:name="P31" style:family="paragraph" style:parent-style-name="Text_20_body">
      <style:text-properties style:font-name="Times New Roman"/>
    </style:style>
    <style:style style:name="T1" style:family="text">
      <style:text-properties fo:color="#000000" fo:font-size="9.5pt" style:font-size-asian="9.5pt"/>
    </style:style>
    <style:style style:name="T2" style:family="text">
      <style:text-properties fo:color="#000000" fo:font-size="9.5pt" fo:font-style="italic" style:font-size-asian="9.5pt" style:font-style-asian="italic"/>
    </style:style>
    <style:style style:name="T3" style:family="text">
      <style:text-properties fo:color="#000000" style:font-name="Times New Roman" fo:font-size="9.5pt" style:font-size-asian="9.5pt"/>
    </style:style>
    <style:style style:name="T4" style:family="text">
      <style:text-properties fo:color="#000000" style:font-name="Times New Roman" fo:font-size="9.5pt" officeooo:rsid="003b7380" style:font-size-asian="9.5pt"/>
    </style:style>
    <style:style style:name="T5" style:family="text">
      <style:text-properties fo:color="#000000" style:font-name="Times New Roman" fo:font-size="9.5pt" officeooo:rsid="003e7742" style:font-size-asian="9.5pt"/>
    </style:style>
    <style:style style:name="T6" style:family="text">
      <style:text-properties fo:color="#000000" style:font-name="Times New Roman" fo:font-size="9.5pt" officeooo:rsid="004069c4" style:font-size-asian="9.5pt"/>
    </style:style>
    <style:style style:name="T7" style:family="text">
      <style:text-properties fo:color="#000000" style:font-name="Times New Roman" fo:font-size="9.5pt" officeooo:rsid="0041b67b" style:font-size-asian="9.5pt"/>
    </style:style>
    <style:style style:name="T8" style:family="text">
      <style:text-properties fo:color="#000000" style:font-name="Times New Roman" fo:font-size="9.5pt" officeooo:rsid="004418df" style:font-size-asian="9.5pt"/>
    </style:style>
    <style:style style:name="T9" style:family="text">
      <style:text-properties fo:color="#000000" style:font-name="Times New Roman" fo:font-size="9.5pt" fo:font-style="italic" style:font-size-asian="9.5pt" style:font-style-asian="italic"/>
    </style:style>
    <style:style style:name="T10" style:family="text">
      <style:text-properties fo:color="#000000" style:font-name="Times New Roman" fo:font-size="9.5pt" fo:background-color="#ffffff" loext:char-shading-value="0" style:font-size-asian="9.5pt"/>
    </style:style>
    <style:style style:name="T11" style:family="text">
      <style:text-properties fo:color="#2b579a" style:font-name="Times New Roman" fo:font-size="9.5pt" fo:background-color="#ffffff" loext:char-shading-value="0" style:font-size-asian="9.5pt"/>
    </style:style>
    <style:style style:name="T12" style:family="text">
      <style:text-properties style:text-position="super 58%"/>
    </style:style>
    <style:style style:name="T13" style:family="text">
      <style:text-properties style:text-position="super 58%" fo:font-size="12pt" fo:language="en" fo:country="none" style:font-size-asian="12pt"/>
    </style:style>
    <style:style style:name="T14" style:family="text">
      <style:text-properties style:text-position="super 58%" officeooo:rsid="0033a04e"/>
    </style:style>
    <style:style style:name="T15" style:family="text">
      <style:text-properties style:text-position="super 58%" officeooo:rsid="00449253"/>
    </style:style>
    <style:style style:name="T16" style:family="text">
      <style:text-properties officeooo:rsid="00255dab"/>
    </style:style>
    <style:style style:name="T17" style:family="text">
      <style:text-properties style:text-position="0% 100%"/>
    </style:style>
    <style:style style:name="T18" style:family="text">
      <style:text-properties style:text-position="0% 100%" officeooo:rsid="00277420"/>
    </style:style>
    <style:style style:name="T19" style:family="text">
      <style:text-properties style:text-position="0% 100%" officeooo:rsid="0029110b"/>
    </style:style>
    <style:style style:name="T20" style:family="text">
      <style:text-properties style:text-position="0% 100%" fo:font-size="12pt" fo:language="en" fo:country="none" officeooo:rsid="0029110b" style:font-size-asian="12pt"/>
    </style:style>
    <style:style style:name="T21" style:family="text">
      <style:text-properties officeooo:rsid="00277420"/>
    </style:style>
    <style:style style:name="T22" style:family="text">
      <style:text-properties fo:font-size="12pt" fo:language="en" fo:country="none" style:font-size-asian="12pt"/>
    </style:style>
    <style:style style:name="T23" style:family="text">
      <style:text-properties style:font-name="Times New Roman"/>
    </style:style>
    <style:style style:name="T24" style:family="text">
      <style:text-properties officeooo:rsid="002c5a9d"/>
    </style:style>
    <style:style style:name="T25" style:family="text">
      <style:text-properties officeooo:rsid="002ea693"/>
    </style:style>
    <style:style style:name="T26" style:family="text">
      <style:text-properties officeooo:rsid="003017b9"/>
    </style:style>
    <style:style style:name="T27" style:family="text">
      <style:text-properties officeooo:rsid="00336098"/>
    </style:style>
    <style:style style:name="T28" style:family="text">
      <style:text-properties officeooo:rsid="003a3c7d"/>
    </style:style>
    <style:style style:name="T29" style:family="text">
      <style:text-properties officeooo:rsid="003c4e54"/>
    </style:style>
    <style:style style:name="T30" style:family="text">
      <style:text-properties officeooo:rsid="00456ca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Introduction</text:h>
      <text:h text:style-name="P2" text:outline-level="2">Aim</text:h>
      <text:p text:style-name="P11"><text:span text:style-name="T16">The aim of this project is to</text:span> provide an AI that can learn to play Magic: The Gathering such that it provides a fun, challenging, and valuable opponent for human players.</text:p>
      <text:h text:style-name="P2" text:outline-level="2">Objectives</text:h>
      <text:list xml:id="list610489459" text:style-name="WWNum1">
        <text:list-item>
          <text:p text:style-name="P12">To produce an AI capable of playing a game of Magic: The Gathering</text:p>
        </text:list-item>
        <text:list-item>
          <text:p text:style-name="P12">The AI should be able to assess the current game state, and evaluate possible moves based upon this assessment.</text:p>
        </text:list-item>
        <text:list-item>
          <text:p text:style-name="P12">The AI should choose what it considers the most favourable move from this evaluation.</text:p>
        </text:list-item>
        <text:list-item>
          <text:p text:style-name="P13">The AI should be able to “learn” from playing games, and become gradually better performing.</text:p>
        </text:list-item>
      </text:list>
      <text:h text:style-name="P9" text:outline-level="1">Background and Motivation</text:h>
      <text:p text:style-name="P14">There has been a recent surge in studies looking at developing learning AIs for games, both digital and physical. Some good examples of this are AlphaGo<text:span text:style-name="T12">[1]</text:span> for the board game Go, as well as Deep Blue<text:span text:style-name="T12">[2]</text:span> for Chess; an example of a digital game AI is OpenAI Five<text:span text:style-name="T12">[3]</text:span> for the video game Dota 2. These AI are developed with different pursuits in mind, but most look into training AI for real world application, using game contexts as substitutes due to their complex states and decision making requirements.</text:p>
      <text:p text:style-name="P14">Magic: The Gathering (MtG) is a strategic card game between two players, who take the roles of duelling wizards, using a variety of spells represented by cards to reduce the other’s life total to zero. Unlike traditional card games, MtG uses custom made cards in place of traditional playing cards. The game also makes use of imperfect information, in a similar vein to Bridge, where the exact contents of an opponent’s hand are usually unknown. Each player uses a custom deck of cards made up from a selection of thousands of cards, which makes it hard to guess a new opponent’s cards until they are played or otherwise seen.</text:p>
      <text:p text:style-name="P14">I find MtG an interesting game due to its variety in cards, and the variety of play-styles this wide selection provides, with many cards altering how the game is played significantly. This variety also makes it an interesting case for developing AI to play MtG, as a set strategy will not always provide similar results against opposing strategies. Another facet to MtG is due to its imperfect information, there is commonly no computable optimal move, as unknown cards might make a usually optimal move sub-optimal, and vice versa.</text:p>
      <text:p text:style-name="P14">Recent studies have shown that MtG is Turing Complete<text:span text:style-name="T12">[4]</text:span>; this is not directly relevant to developing an AI for the game, but it does mean that MtG is more computationally complex<text:span text:style-name="T12">[4]</text:span> than Chess and Go, and speculated to be the most computationally complex game in literature<text:span text:style-name="T12">[4]</text:span>. <text:s/>The cards required to induce a Turing machine state in the game will likely not be used in this project, due to complexity issues, as well as being an unrealistic scenario. However, the ability to prove MtG is Turing Complete shows the robustness of the game’s logic.</text:p>
      <text:p text:style-name="P14"><text:soft-page-break/>This is the inspiration for this project: Is it possible to write a learning AI for MtG? The game contains complex states, as well as decision making around unknown variables, leading to a challenging environment for traditional AI. There has been research into using Monte Carlo Tree Search for card selection in order to play <text:span text:style-name="T21">MtG</text:span><text:span text:style-name="T12">[7]</text:span>, but in this example they severely limit the game’s complexity in order to simplify the problem. I hope to be able to develop an AI that can play with fewer limits, although some complexity and card variety – though not as much as [7] – will still be sacrificed in order to keep development time within reason.</text:p>
      <text:p text:style-name="P14">A lot of game AIs use various types of decision trees in combination with neural networks including AlphaGo, Deep Blue, and others<text:span text:style-name="T12">[6][8]</text:span>. This is the approach I will likely be taking, using tree search to determine what neural network is appropriate for the current game state. The most challenging aspect of this project would be defining appropriate inputs and structure for the neural network(s).</text:p>
      <text:h text:style-name="P10" text:outline-level="1">Related Work</text:h>
      <text:p text:style-name="P15">There have been numerous studies into teaching AI to play traditional board games, AlphaGo<text:span text:style-name="T12">[1]</text:span> and Deep Blue<text:span text:style-name="T12">[2]</text:span> being more successful examples of this. There have also been studies specific to writing an AI to play MtG<text:span text:style-name="T12">[7]</text:span><text:span text:style-name="T17">, but these usually involved heavy restrictions on what could be played, severely limiting the game’s complexity. </text:span><text:span text:style-name="T18">This project aims to </text:span><text:span text:style-name="T19">create an AI that can play within a less restricted version of the game.</text:span></text:p>
      <text:p text:style-name="P31"><text:span text:style-name="T20">Forge</text:span><text:span text:style-name="T13">[5]</text:span><text:span text:style-name="T22"> is an open source project to provide a digital environment to play MtG. <text:s/>It currently features a basic AI with a function set to get game information. This AI is not that proficient, nor complex, and can be frustrating or dull to play against if a player is sufficiently skilled. An AI that is more challenging would be more engaging to advanced players, and is something I think worth developing for this reason, and this is what I’ve decided to do for my project.</text:span></text:p>
      <text:h text:style-name="P10" text:outline-level="1">Description of the Work</text:h>
      <text:p text:style-name="P16">The end result of the project should be a functioning AI algorithm that can be selected within the open source Forge client, <text:span text:style-name="T24">and provide a challenging game experience to the player. It should be able to assess the current game state and choose an action in game to its benefit, and should be capable of making decisions that lead to a victory state. It should also be able to learn from playing games, reinforcing good actions and decisions, so that it can perform better in future games.</text:span></text:p>
      <text:h text:style-name="P10" text:outline-level="1">Methodology</text:h>
      <text:p text:style-name="P17">There are many methods used within AI research, and a wide spread of them are present in game playing research. </text:p>
      <text:h text:style-name="P3" text:outline-level="2">Convolutional <text:span text:style-name="T25">Networks</text:span></text:h>
      <text:p text:style-name="P18">For some games, such as Go<text:span text:style-name="T14">[6]</text:span>, or Chess, convolutional networks can be used to recognise board patterns and compare these to standard board states, which the AI can use to make a decision. This image/pattern recognition approach can work well for board games that have a rigid board structure, e.g. a square grid, as patterns are likely to appear and repeat themselves between games. As well as this, the position and orientation is meaningful in these games, and so this provides more focused patterns or board states to be recognised. </text:p>
      <text:p text:style-name="P18"><text:soft-page-break/>MtG does not have a rigid board structure; it does not matter what order cards are positioned on the table, nor in the hand. This means that an image based algorithm would not suit the AI, as it would not be able to read any meaningful data from the images.</text:p>
      <text:h text:style-name="P4" text:outline-level="2">Branching Decision Trees</text:h>
      <text:p text:style-name="P18">Decision trees are <text:span text:style-name="T26">used frequently</text:span><text:span text:style-name="T14">[1][8]</text:span><text:span text:style-name="T26"> to determine what state a game is in, so that an AI can make choices specific to that scenario. This helps in games where actions can change in priority as the game progresses; in Real Time Strategy (RTS) video games, it is common to have resource gathering phases before combat phases, and so an AI would need to be able to determine if it should aim for increasing resources or using them to fight.</text:span></text:p>
      <text:p text:style-name="P19">For MtG, decision trees seems like a sensible idea: the game features a resource system, which can be used to create stronger combat units. The game also plays differently depending on a player’s strategy, and so identifying that strategy could be important to maximising success. An issue with decision trees, though, is that they can be slow to iterate through possible game states. This issue is particularly pertinent within MtG, as the board states can vary greatly between games, and strategies can appear very similar to start, and only become apparent as different several turns into the game.</text:p>
      <text:h text:style-name="P5" text:outline-level="2">Neural Networks</text:h>
      <text:p text:style-name="P20">Neural networks are very common within AI development<text:span text:style-name="T14">[1][2][6]</text:span>, and can be used in conjunction with other techniques, such as convolutional matrices, to either classify or provide outputs for a given set of inputs. These networks are good at being trained for a particular task, through reinforcement learning, where the network attempts to perform its purpose, e.g. classification, and by comparing its answers to training data of correct answers, can self-correct its decision variables to improve itself on the next run.</text:p>
      <text:p text:style-name="P21">For this project, a neural network could be useful, as reinforcement learning is a desired part of the final AI, and a neural network is an efficient way to do this. However, neural networks require specific inputs, and so deciding what inputs these should be can be difficult. In the case of MtG, it is not especially apparent what all the inputs should be, due to the large quantity of possible inputs available. <text:span text:style-name="T27">This includes player information, such as life totals or cards in hand, as well as information about certain cards, properties of cards on the board, and cards in decks. Inputting all of this information into a network might result in a network that is difficult to train, and not very good at playing or learning to play. In this case, a neural network needs to have a clear purpose, and focussed inputs to aid in its performance.</text:span></text:p>
      <text:h text:style-name="P10" text:outline-level="1">Design</text:h>
      <text:p text:style-name="P22">The current design as is follows: a card selection AI, that uses attributes about cards in hand, as well as limited board state information, to choose which card to play when available.</text:p>
      <text:h text:style-name="P6" text:outline-level="2">Decision Inputs</text:h>
      <text:p text:style-name="P23">After consideration of different ways to read the game state, I decided that a card selection method would be the best way forward. This is because ultimately, actions are performed by playing cards, and so rating which card is best to play is the most sensible way to choose an action. In order to <text:soft-page-break/>determine which card to play, certain inputs are needed. These include what kind of card each card is, as well as attributes about the card, like what effects it has when played, or if it will have effects later in the game, e.g. a creature card can provide benefits to a player over multiple turns, until it dies. This card selection AI will be a neural network, take inputs that describe a card, as well as limited board state information, and output a score for the card. Since training data is unavailable for the initial tries, any successful games will have their scores saved as good data, and lost games will have a chance to have their scores saved as well, in case good decisions were made despite losing the game.</text:p>
      <text:p text:style-name="P24">In order to input a card’s attributes, I will have an algorithm that uses the Forge client’s card database API, which contains all the relevant attributes and information, <text:span text:style-name="T28">and saves it into a state that can be input into the neural network. The algorithm will give a value between 0 and 1 for each possible attribute, and this will reflect what qualities or effects a card has, and how much value each attribute is to the card as a whole.</text:span></text:p>
      <text:p text:style-name="P25">Another important <text:span text:style-name="T29">piece of information is whether or not a player is on the offensive or defensive. Certain strategies lend themselves better to playing offensively, and so certain cards will be better in an offensive position. To determine this, I will write an algorithm that reads the game state values such as life totals, and identify how much of an offensive position the AI player is in. This will then feed into the neural network and contribute to scoring each card.</text:span></text:p>
      <text:h text:style-name="P10" text:outline-level="1">Implementation</text:h>
      <text:p text:style-name="P26">The implementation will be written in part in java, and in part in python. The reasoning behind this is because the Forge client is written in java, and so writing the AI in java is practically required. The neural network part will be written in python using the tensorflow<text:span text:style-name="T15">[10]</text:span> library. <text:span text:style-name="T30">This is because I do not have the knowledge or time to effectively write my own neural network structure for this project. To interface between the Forge client and the neural network I will use the tensorflow java library.</text:span></text:p>
      <text:h text:style-name="P7" text:outline-level="1">Progress</text:h>
      <text:p text:style-name="P27">So far I am on track, having spent most of the project time on investigating possible solutions for the design. I have started to implement the functions that provide inputs to the neural network, and I have setup the environment required to run the neural network and train it.</text:p>
      <text:h text:style-name="P9" text:outline-level="1">Bibliography</text:h>
      <text:p text:style-name="P14">[1] <text:span text:style-name="T1">Silver, D., Huang, A., Maddison, C., Guez, A., Sifre, L., van den Driessche, G., Schrittwieser, J., Antonoglou, I., Panneershelvam, V., Lanctot, M., Dieleman, S., Grewe, D., Nham, J., Kalchbrenner, N., Sutskever, I., Lillicrap, T., Leach, M., Kavukcuoglu, K., Graepel, T. and Hassabis, D. (2016). Mastering the game of Go with deep Neural Networks and tree search. </text:span><text:span text:style-name="T2">Nature</text:span><text:span text:style-name="T1">, 529(7587), pp.484-489.</text:span></text:p>
      <text:p text:style-name="P14">[2] <text:span text:style-name="T1">Campbell, M., Hoane, A. and Hsu, F. (2002). Deep Blue. </text:span><text:span text:style-name="T2">Artificial Intelligence</text:span><text:span text:style-name="T1">, 134(1-2), pp.57-83.</text:span></text:p>
      <text:p text:style-name="P1"><text:span text:style-name="T23">[3] </text:span><text:span text:style-name="T3">OpenAI. (2019). </text:span><text:span text:style-name="T9">OpenAI Five</text:span><text:span text:style-name="T3">. [online] Available at: </text:span><text:a xlink:type="simple" xlink:href="https://openai.com/blog/openai-five/" text:style-name="ListLabel_20_4" text:visited-style-name="ListLabel_20_4"><text:span text:style-name="ListLabel_20_1"><text:span text:style-name="T11">https://openai.com/blog/openai-five/</text:span></text:span></text:a><text:span text:style-name="T10"> </text:span><text:span text:style-name="T3">[Accessed 9 Oct. 2019].</text:span></text:p>
      <text:p text:style-name="P1"><text:span text:style-name="T23">[4] </text:span><text:span text:style-name="T3">Churchill, A., Biderman, S. and Herrick, A. (2019). Magic the Gathering is Turing Complete. [online] Available at: </text:span><text:a xlink:type="simple" xlink:href="https://arxiv.org/abs/1904.09828" text:style-name="ListLabel_20_4" text:visited-style-name="ListLabel_20_4"><text:span text:style-name="ListLabel_20_1"><text:span text:style-name="T11">https://arxiv.org/abs/1904.09828</text:span></text:span></text:a><text:span text:style-name="T10"> </text:span><text:span text:style-name="T3">[Accessed 9 Oct. 2019].</text:span></text:p>
      <text:p text:style-name="P1"><text:soft-page-break/><text:span text:style-name="T23">[5] </text:span><text:span text:style-name="T3">Slightlymagic.net. (2019). </text:span><text:span text:style-name="T9">Forge - Slightly Magic</text:span><text:span text:style-name="T3">. [online] Available at:  </text:span><text:a xlink:type="simple" xlink:href="https://www.slightlymagic.net/wiki/Forge" text:style-name="ListLabel_20_4" text:visited-style-name="ListLabel_20_4"><text:span text:style-name="ListLabel_20_1"><text:span text:style-name="T11">https://www.slightlymagic.net/wiki/Forge</text:span></text:span></text:a><text:span text:style-name="T10"> </text:span><text:span text:style-name="T3">[Accessed 9 Oct. 2019].</text:span></text:p>
      <text:p text:style-name="P1"><text:span text:style-name="T23">[6] </text:span><text:span text:style-name="T3">Barratt, J. and Pan, C. (2017). Playing Go without Game Tree Search Using Convolutional Neural Networks. [online] Available at: </text:span><text:a xlink:type="simple" xlink:href="http://cs231n.stanford.edu/reports/2017/pdfs/603.pdf" text:style-name="ListLabel_20_4" text:visited-style-name="ListLabel_20_4"><text:span text:style-name="ListLabel_20_1"><text:span text:style-name="T11">http://cs231n.stanford.edu/reports/2017/pdfs/603.pdf</text:span></text:span></text:a><text:span text:style-name="T10"> </text:span><text:span text:style-name="T3">[Accessed 16 Oct. 2019].</text:span></text:p>
      <text:p text:style-name="P1"><text:span text:style-name="T23">[7] </text:span><text:span text:style-name="T3">Ward, C. and Cowling, P. (2009). Monte Carlo Search Applied to Card Selection in Magic: The Gathering. [online] Available at: </text:span><text:a xlink:type="simple" xlink:href="https://web.archive.org/web/20160528074031/http:/scim.brad.ac.uk/staff/pdf/picowlin/CIG2009.pdf" text:style-name="ListLabel_20_4" text:visited-style-name="ListLabel_20_4"><text:span text:style-name="ListLabel_20_1"><text:span text:style-name="T11">https://web.archive.org/web/20160528074031/http://scim.brad.ac.uk/staff/pdf/picowlin/CIG2009.pdf</text:span></text:span></text:a><text:span text:style-name="T10"> </text:span><text:span text:style-name="T3">[Accessed 16 Oct. 2019].</text:span></text:p>
      <text:p text:style-name="P28"><text:span text:style-name="T23">[8] </text:span><text:span text:style-name="T3">Silver, D. and Huang, A. (2012). Mastering the Game of Go with Deep Neural Networks and Tree Search. [online] Available at: </text:span><text:a xlink:type="simple" xlink:href="http://www0.cs.ucl.ac.uk/staff/d.silver/web/Publications_files/unformatted_final_mastering_go.pdf" text:style-name="ListLabel_20_4" text:visited-style-name="ListLabel_20_4"><text:span text:style-name="ListLabel_20_1"><text:span text:style-name="T11">http://www0.cs.ucl.ac.uk/staff/d.silver/web/Publications_files/unformatted_final_mastering_go.pdf</text:span></text:span></text:a><text:span text:style-name="T10"> </text:span><text:span text:style-name="T3">[Accessed 16 Oct. 2019].</text:span></text:p>
      <text:p text:style-name="P29"><text:span text:style-name="T4">[9] Flores. M 1999, “Who’s the Beatdown?” </text:span><text:a xlink:type="simple" xlink:href="https://web.archive.org/web/20190329100828/http://starcitygames.com/magic/fundamentals/3692_Whos_The_Beatdown.html" text:style-name="Internet_20_link" text:visited-style-name="Visited_20_Internet_20_Link">https://web.archive.org/web/20190329100828/http://starcitygames.com/magic/fundamentals/3692_Whos_The_Beatdown.html</text:a><text:span text:style-name="T3"> </text:span><text:span text:style-name="T6">[Accessed 1 December]</text:span></text:p>
      <text:p text:style-name="P30"><text:span text:style-name="T4">[</text:span><text:span text:style-name="T5">10] tensorFlow </text:span><text:a xlink:type="simple" xlink:href="https://www.tensorflow.org/" text:style-name="Internet_20_link" text:visited-style-name="Visited_20_Internet_20_Link">https://www.tensorflow.org/</text:a><text:span text:style-name="T3"> </text:span><text:span text:style-name="T5"><text:s/></text:span><text:span text:style-name="T7">[Accessed </text:span><text:span text:style-name="T8">1 Dec</text:span><text:span text:style-name="T7">emb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tandard_20__28_user_29_" style:display-name="Standard (user)" style:family="paragraph" style:default-outline-level="">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GB" style:letter-kerning="true" style:font-name-asian="NSimSun" style:font-family-asian="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Heading_20_1" style:display-name="Heading 1" style:family="paragraph" style:parent-style-name="Heading" style:next-style-name="Text_20_body_20__28_user_29_" style:default-outline-level="1" style:list-style-name="" style:class="text">
      <style:text-properties fo:font-weight="bold" style:font-weight-asian="bold" style:font-weight-complex="bold"/>
    </style:style>
    <style:style style:name="Heading_20_2" style:display-name="Heading 2" style:family="paragraph" style:parent-style-name="Heading" style:next-style-name="Text_20_body_20__28_user_29_" style:default-outline-level="2" style:list-style-name="" style:class="text">
      <style:paragraph-properties fo:margin-top="0.353cm" fo:margin-bottom="0.212cm" loext:contextual-spacing="false"/>
      <style:text-properties fo:font-weight="bold" style:font-weight-asian="bold" style:font-weight-complex="bold"/>
    </style:style>
    <style:style style:name="ListLabel_20_1" style:display-name="ListLabel 1" style:family="text">
      <style:text-properties fo:color="#2b579a" style:font-name="Open Sans" fo:font-family="'Open Sans'" style:font-family-generic="roman" style:font-pitch="variable" fo:font-size="9.5pt" fo:background-color="#ffffff" style:font-size-asian="9.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 style:display-name="ListLabel 4" style:family="text">
      <style:text-properties fo:color="#2b579a" style:font-name="Open Sans" fo:font-family="'Open Sans'" style:font-family-generic="roman" style:font-pitch="variable" fo:font-size="9.5pt" fo:background-color="#ffffff" style:font-size-asian="9.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8T19:38:14.638000000</meta:creation-date>
    <meta:generator>LibreOffice/6.2.0.3$Windows_X86_64 LibreOffice_project/98c6a8a1c6c7b144ce3cc729e34964b47ce25d62</meta:generator>
    <dc:date>2019-12-02T14:27:14.132000000</dc:date>
    <meta:editing-duration>PT11H15M15S</meta:editing-duration>
    <meta:editing-cycles>37</meta:editing-cycles>
    <meta:document-statistic meta:table-count="0" meta:image-count="0" meta:object-count="0" meta:page-count="5" meta:paragraph-count="52" meta:word-count="2220" meta:character-count="13501" meta:non-whitespace-character-count="11329"/>
  </office:meta>
</office:document-meta>
</file>